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941206402050603959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4270015554792038225" text:style-name="L2">
        <text:list-item>
          <text:p text:style-name="P5"><text:span text:style-name="Strong_20_Emphasis"><text:span text:style-name="T1">Adapter</text:span></text:span><text:span text:style-name="Strong_20_Emphasis"> (o Wrapper)</text:span>: Permite la colaboración entre interfaces incompatibles.</text:p>
        </text:list-item>
        <text:list-item>
          <text:p text:style-name="P5"><text:span text:style-name="Strong_20_Emphasis"><text:span text:style-name="T1">Bridge</text:span></text:span>: Desacopla una abstracción de su implementación, permitiendo que ambos varíen independientemente.</text:p>
        </text:list-item>
        <text:list-item>
          <text:p text:style-name="P5"><text:span text:style-name="Strong_20_Emphasis"><text:span text:style-name="T1">Composite</text:span></text:span>: Compone objetos en estructuras de árbol para representar jerarquías parte-todo.</text:p>
        </text:list-item>
        <text:list-item>
          <text:p text:style-name="P5"><text:span text:style-name="Strong_20_Emphasis"><text:span text:style-name="T1">Decorator</text:span></text:span>: Añade responsabilidades adicionales a un objeto de manera dinámica.</text:p>
        </text:list-item>
        <text:list-item>
          <text:p text:style-name="P5"><text:span text:style-name="Strong_20_Emphasis">Facade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Proxy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7191535358108355970" text:style-name="L3">
        <text:list-item>
          <text:p text:style-name="P6"><text:span text:style-name="Strong_20_Emphasis">Chain of Responsibility</text:span>: Permite pasar solicitudes a lo largo de una cadena de objetos receptores.</text:p>
        </text:list-item>
        <text:list-item>
          <text:p text:style-name="P6"><text:span text:style-name="Strong_20_Emphasis">Command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Interpreter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Iterator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Mediator</text:span>: Define un objeto que encapsula cómo un conjunto de objetos interactúa.</text:p>
        </text:list-item>
        <text:list-item>
          <text:p text:style-name="P6"><text:soft-page-break/><text:span text:style-name="Strong_20_Emphasis">Memento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Observer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4T12:34:10.74</dc:date>
    <meta:editing-duration>P1DT20H51M11S</meta:editing-duration>
    <meta:editing-cycles>14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